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25e2b" officeooo:paragraph-rsid="00025e2b"/>
    </style:style>
    <style:style style:name="P2" style:family="paragraph" style:parent-style-name="Heading_20_4">
      <style:text-properties officeooo:rsid="00025e2b" officeooo:paragraph-rsid="00025e2b"/>
    </style:style>
    <style:style style:name="P3" style:family="paragraph" style:parent-style-name="Heading_20_5">
      <style:text-properties officeooo:rsid="00025e2b" officeooo:paragraph-rsid="00025e2b"/>
    </style:style>
    <style:style style:name="P4" style:family="paragraph" style:parent-style-name="Text_20_body">
      <style:text-properties officeooo:rsid="00170637" officeooo:paragraph-rsid="00025e2b"/>
    </style:style>
    <style:style style:name="P5" style:family="paragraph" style:parent-style-name="Text_20_body">
      <style:text-properties officeooo:paragraph-rsid="00025e2b"/>
    </style:style>
    <style:style style:name="P6" style:family="paragraph" style:parent-style-name="Text_20_body">
      <style:text-properties officeooo:rsid="00025e2b" officeooo:paragraph-rsid="00025e2b"/>
    </style:style>
    <style:style style:name="P7" style:family="paragraph" style:parent-style-name="Text_20_body">
      <style:text-properties fo:font-weight="bold" officeooo:rsid="00025e2b" officeooo:paragraph-rsid="00025e2b" style:font-weight-asian="bold" style:font-weight-complex="bold"/>
    </style:style>
    <style:style style:name="P8" style:family="paragraph" style:parent-style-name="Text_20_body">
      <style:text-properties style:text-outline="true" fo:text-shadow="1pt 1pt" fo:font-weight="bold" officeooo:paragraph-rsid="00025e2b" fo:background-color="#999999" style:font-weight-asian="bold" style:font-weight-complex="bold"/>
    </style:style>
    <style:style style:name="T1" style:family="text">
      <style:text-properties officeooo:rsid="00025e2b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5e2b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25e2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The </text:span>Existential Index</text:h>
      <text:p text:style-name="P6">A document to document existentialism, and provide help for people who suffer with it. For personal and public usage.</text:p>
      <text:h text:style-name="Heading_20_2" text:outline-level="2">Glossary</text:h>
      <text:p text:style-name="P5">Universe</text:p>
      <text:p text:style-name="P5">Significance</text:p>
      <text:p text:style-name="P5">Nihilism</text:p>
      <text:p text:style-name="P5">Nihilistic</text:p>
      <text:p text:style-name="P5">Existential</text:p>
      <text:p text:style-name="P5">Existentialism</text:p>
      <text:h text:style-name="P1" text:outline-level="3">Glossary</text:h>
      <text:h text:style-name="Heading_20_2" text:outline-level="2">Index</text:h>
      <text:p text:style-name="P5">Definition</text:p>
      <text:p text:style-name="P6">Glossary</text:p>
      <text:p text:style-name="P5">In history</text:p>
      <text:p text:style-name="P5">In media</text:p>
      <text:p text:style-name="P5">&gt; Rick and Morty</text:p>
      <text:p text:style-name="P5">Fixes</text:p>
      <text:p text:style-name="P6">Personal experience (from the author)</text:p>
      <text:p text:style-name="P6">Notes</text:p>
      <text:h text:style-name="P1" text:outline-level="3">Definition</text:h>
      <text:p text:style-name="P6">Definition of existentialism:</text:p>
      <text:p text:style-name="P6">Data goes here</text:p>
      <text:h text:style-name="P1" text:outline-level="3">Glossary</text:h>
      <text:p text:style-name="P7">Universe: <text:span text:style-name="T4">Description</text:span></text:p>
      <text:p text:style-name="P5"><text:span text:style-name="T7">Significance:</text:span><text:span text:style-name="T5"> Description</text:span></text:p>
      <text:p text:style-name="P6"><text:span text:style-name="T6">Nihilism/Nihilistic:</text:span><text:span text:style-name="T4"> Description</text:span></text:p>
      <text:p text:style-name="P6"><text:soft-page-break/><text:span text:style-name="T6">Existential/Existentialism:</text:span><text:span text:style-name="T4"> Description</text:span></text:p>
      <text:p text:style-name="P6"><text:span text:style-name="T4">More terms to list here</text:span></text:p>
      <text:h text:style-name="P1" text:outline-level="3">In history</text:h>
      <text:p text:style-name="P5"><text:span text:style-name="T1">Existentialism throughout history</text:span></text:p>
      <text:h text:style-name="P1" text:outline-level="3">In media</text:h>
      <text:p text:style-name="P6">Existentialism in media/popular culture</text:p>
      <text:h text:style-name="P2" text:outline-level="4">Rick and Morty</text:h>
      <text:p text:style-name="P6">Existentialism in Rick and Morty</text:p>
      <text:h text:style-name="P1" text:outline-level="3">Fixes</text:h>
      <text:p text:style-name="P6">Fixes for a nihilistic mindset go here</text:p>
      <text:h text:style-name="P1" text:outline-level="3">Personal experience (from the author)</text:h>
      <text:h text:style-name="P3" text:outline-level="5">July 18<text:span text:style-name="T2">th</text:span> 2021</text:h>
      <text:p text:style-name="P8">My Existential problem (July 2021)</text:p>
      <text:p text:style-name="P8">By: Sean Patrick Myrick (Y2001)</text:p>
      <text:p text:style-name="P5">I am dealing with existential thoughts. These issues arose on July 1st/July 2nd 2021 and have made me panic-struck at times. My source of existentialism isn’t about the size of the universe or the existence of a creator, but about time; infinite amounts of time and how to handle it.</text:p>
      <text:p text:style-name="P5">It causes me to experience a sinking feeling, and eventually when my mind sinks into it enough, I fall out of reality and start experiencing severe mental and physical pain around the jaw. My brain gets stuck on a recursive loop trying to process this, and I can’t help but let out a very loud sigh and a call for help. I don’t always scream when it happens, there is a 1/100 chance that I scream, and I try very hard not to.</text:p>
      <text:p text:style-name="P5">The pain can be similar to that of of the sick feeling you have right before you vomit. It feels so hopeless, and it is something I shouldn’t have to stress about. I don’t have many solutions to it other than to deem it pointless. I worry about what will happen when my existence ends and how I will handle an infinite amount of eternities.</text:p>
      <text:h text:style-name="P1" text:outline-level="3">Notes</text:h>
      <text:p text:style-name="P4"><text:span text:style-name="T1">This is going to be a n</text:span>ew repo<text:span text:style-name="T1">sitory</text:span>, similar in structure to the Dystopian Dictionary. <text:span text:style-name="T1">Binaries and source will be included separately.</text:span></text:p>
      <text:p text:style-name="P6">This is going to be a community project.</text:p>
      <text:p text:style-name="P6">This project is also going to be written in TeX</text:p>
      <text:p text:style-name="P6"><text:soft-page-break/>This project is far from complete</text:p>
      <text:h text:style-name="P1" text:outline-level="3">File info</text:h>
      <text:p text:style-name="P6">File type: Open Document Text (*.odt)</text:p>
      <text:p text:style-name="P6">File version: 1 (Saturday, July 24<text:span text:style-name="T2">th</text:span> 2021 at 9:31 pm)</text:p>
      <text:p text:style-name="P6">Language in this document: English (USA) English (CANADA) English (UK/BRITAIN)</text:p>
      <text:p text:style-name="P6">Languages in other documents: various (99+)</text:p>
      <text:p text:style-name="P6">Page count: 3</text:p>
      <text:p text:style-name="P6">Word count: 400</text:p>
      <text:p text:style-name="P6">Character count (including Unicode characters): 2413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21:20:47.178235609</meta:creation-date>
    <dc:date>2021-07-24T21:31:41.175867361</dc:date>
    <meta:editing-duration>PT10M54S</meta:editing-duration>
    <meta:editing-cycles>1</meta:editing-cycles>
    <meta:document-statistic meta:table-count="0" meta:image-count="0" meta:object-count="0" meta:page-count="3" meta:paragraph-count="56" meta:word-count="405" meta:character-count="2426" meta:non-whitespace-character-count="2077"/>
    <meta:generator>LibreOffice/6.4.2.2$Linux_X86_64 LibreOffice_project/40$Build-2</meta:generator>
  </office:meta>
</office:document-meta>
</file>